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InstanceDataManager.CopletInstanceDataManager( Map instan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DataManager.putCopletInstanceData( CopletInstance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DataManager.CopletInstanceData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DataManager.getCopletInstanc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DataManager.getCopletInstanceData( String cople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